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cccff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b515" draw:textarea-horizontal-align="justify" draw:textarea-vertical-align="middle" draw:auto-grow-height="false"/>
    </style:style>
    <style:style style:name="gr7" style:family="graphic" style:parent-style-name="standard">
      <style:graphic-properties svg:stroke-width="0.051cm" draw:marker-start-width="0.275cm" draw:marker-end-width="0.275cm" draw:textarea-horizontal-align="center" draw:textarea-vertical-align="middle" fo:padding-top="0.149cm" fo:padding-bottom="0.149cm" fo:padding-left="0.274cm" fo:padding-right="0.274cm"/>
    </style:style>
    <style:style style:name="gr8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10" style:family="graphic" style:parent-style-name="standard">
      <style:graphic-properties svg:stroke-width="0.051cm" draw:marker-start-width="0.352cm" draw:marker-end-width="0.352cm" draw:fill="solid" draw:fill-color="#e6ff00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draw:marker-start-width="0.352cm" draw:marker-end-width="0.352cm" draw:fill="solid" draw:fill-color="#ffcc99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13" style:family="graphic" style:parent-style-name="standard">
      <style:graphic-properties svg:stroke-width="0.051cm" svg:stroke-color="#000080" draw:marker-start-width="0.276cm" draw:marker-end-width="0.276cm" draw:fill="solid" draw:fill-color="#e6e6e6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svg:stroke-width="0.051cm" svg:stroke-color="#280099" draw:marker-start-width="0.276cm" draw:marker-end-width="0.276cm" draw:fill="solid" draw:fill-color="#e6e6e6" draw:textarea-horizontal-align="center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svg:stroke-width="0.051cm" svg:stroke-color="#800000" draw:marker-start-width="0.276cm" draw:marker-end-width="0.276cm" draw:fill="solid" draw:fill-color="#e6e6e6" draw:textarea-horizontal-align="center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fill="solid" draw:fill-color="#cc6633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b3b300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9966cc" draw:textarea-horizontal-align="justify" draw:textarea-vertical-align="middle" draw:auto-grow-height="false" draw:shadow="hidden"/>
    </style:style>
    <style:style style:name="gr19" style:family="graphic" style:parent-style-name="standard">
      <style:graphic-properties svg:stroke-width="0.051cm" draw:marker-start-width="0.276cm" draw:marker-end-width="0.276cm" draw:fill="solid" draw:fill-color="#e6e6e6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345cm" svg:height="6.778cm" svg:x="2.567cm" svg:y="1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id="id1" draw:layer="layout" svg:width="3.81cm" svg:height="1.905cm" svg:x="6.141cm" svg:y="4.94cm">
          <text:p text:style-name="P1"><text:span text:style-name="T1">CPU</text:span></text:p>
          <text:p text:style-name="P1"><text:span text:style-name="T1">(ARM, MIPS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7" draw:layer="layout" svg:width="2.54cm" svg:height="1.27cm" svg:x="2.8cm" svg:y="1.835cm">
          <text:p text:style-name="P1"><text:span text:style-name="T1">UAR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6" draw:layer="layout" svg:width="2.54cm" svg:height="1.27cm" svg:x="2.8cm" svg:y="3.105cm">
          <text:p text:style-name="P1"><text:span text:style-name="T1">GPIO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5" draw:layer="layout" svg:width="2.54cm" svg:height="1.27cm" svg:x="2.8cm" svg:y="4.375cm">
          <text:p text:style-name="P1"><text:span text:style-name="T1">LCD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4" draw:layer="layout" svg:width="2.54cm" svg:height="1.27cm" svg:x="2.8cm" svg:y="5.645cm">
          <text:p text:style-name="P1"><text:span text:style-name="T1">PLL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3" draw:layer="layout" svg:width="2.54cm" svg:height="1.27cm" svg:x="2.8cm" svg:y="6.915cm">
          <text:p text:style-name="P1"><text:span text:style-name="T1">TIME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id="id9" draw:layer="layout" svg:width="2.54cm" svg:height="1.27cm" svg:x="10.182cm" svg:y="2.439cm">
          <text:p text:style-name="P1"><text:span text:style-name="T1">EBI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905cm" svg:height="0.635cm" svg:x="6.141cm" svg:y="6.845cm">
          <text:p text:style-name="P1"><text:span text:style-name="T1">I-Cach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3.81cm" svg:height="0.635cm" svg:x="6.141cm" svg:y="7.48cm">
          <text:p text:style-name="P1"><text:span text:style-name="T1">MMU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905cm" svg:height="0.635cm" svg:x="8.042cm" svg:y="6.845cm">
          <text:p text:style-name="P1"><text:span text:style-name="T1">D-Cach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id="id2" draw:layer="layout" svg:width="2.54cm" svg:height="1.27cm" svg:x="6.764cm" svg:y="2.735cm">
          <text:p text:style-name="P1"><text:span text:style-name="T1">Control BUS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8.046cm" svg:y1="4.94cm" svg:x2="8.034cm" svg:y2="4.005cm" draw:start-shape="id1" draw:start-glue-point="0" draw:end-shape="id2" draw:end-glue-point="2" svg:d="m8046 4940v-468h-12v-467">
          <text:p/>
        </draw:connector>
        <draw:connector draw:style-name="gr8" draw:text-style-name="P1" draw:layer="layout" draw:line-skew="-0.272cm" svg:x1="6.764cm" svg:y1="3.37cm" svg:x2="5.34cm" svg:y2="7.55cm" draw:start-shape="id2" draw:start-glue-point="3" draw:end-shape="id3" draw:end-glue-point="1" svg:d="m6764 3370h-984v4180h-440">
          <text:p/>
        </draw:connector>
        <draw:connector draw:style-name="gr8" draw:text-style-name="P1" draw:layer="layout" draw:line-skew="-0.272cm" svg:x1="6.764cm" svg:y1="3.37cm" svg:x2="5.34cm" svg:y2="6.28cm" draw:start-shape="id2" draw:start-glue-point="3" draw:end-shape="id4" draw:end-glue-point="1" svg:d="m6764 3370h-984v2910h-440">
          <text:p/>
        </draw:connector>
        <draw:connector draw:style-name="gr8" draw:text-style-name="P1" draw:layer="layout" draw:line-skew="-0.272cm" svg:x1="6.764cm" svg:y1="3.37cm" svg:x2="5.34cm" svg:y2="5.01cm" draw:start-shape="id2" draw:start-glue-point="3" draw:end-shape="id5" draw:end-glue-point="1" svg:d="m6764 3370h-984v1640h-440">
          <text:p/>
        </draw:connector>
        <draw:connector draw:style-name="gr8" draw:text-style-name="P1" draw:layer="layout" draw:line-skew="-0.272cm" svg:x1="6.764cm" svg:y1="3.37cm" svg:x2="5.34cm" svg:y2="3.74cm" draw:start-shape="id2" draw:start-glue-point="3" draw:end-shape="id6" draw:end-glue-point="1" svg:d="m6764 3370h-984v370h-440">
          <text:p/>
        </draw:connector>
        <draw:connector draw:style-name="gr8" draw:text-style-name="P1" draw:layer="layout" draw:line-skew="-0.284cm" svg:x1="6.764cm" svg:y1="3.37cm" svg:x2="5.34cm" svg:y2="2.47cm" draw:start-shape="id2" draw:start-glue-point="3" draw:end-shape="id7" draw:end-glue-point="1" svg:d="m6764 3370h-996v-900h-428">
          <text:p/>
        </draw:connector>
        <draw:custom-shape draw:style-name="gr9" draw:text-style-name="P3" draw:id="id8" draw:layer="layout" svg:width="2.005cm" svg:height="0.71cm" svg:x="10.46cm" svg:y="4.935cm">
          <text:p text:style-name="P1"><text:span text:style-name="T2">ROM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8.046cm" svg:y1="4.94cm" svg:x2="11.462cm" svg:y2="4.935cm" draw:start-shape="id1" draw:start-glue-point="0" draw:end-shape="id8" draw:end-glue-point="0" svg:d="m8046 4940v-506h3416v501">
          <text:p/>
        </draw:connector>
        <draw:connector draw:style-name="gr8" draw:text-style-name="P1" draw:layer="layout" draw:line-skew="0.103cm" svg:x1="8.046cm" svg:y1="4.94cm" svg:x2="11.452cm" svg:y2="3.709cm" draw:start-shape="id1" draw:start-glue-point="0" draw:end-shape="id9" draw:end-glue-point="2" svg:d="m8046 4940v-513h3406v-718">
          <text:p/>
        </draw:connector>
        <draw:custom-shape draw:style-name="gr1" draw:text-style-name="P1" draw:layer="layout" svg:width="10.96cm" svg:height="6.725cm" svg:x="11.16cm" svg:y="9.2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id="id10" draw:layer="layout" svg:width="3.81cm" svg:height="1.905cm" svg:x="14.561cm" svg:y="12.56cm">
          <text:p text:style-name="P1"><text:span text:style-name="T1">CPU</text:span></text:p>
          <text:p text:style-name="P1"><text:span text:style-name="T1">(ARM, MIPS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16" draw:layer="layout" svg:width="2.54cm" svg:height="1.27cm" svg:x="11.302cm" svg:y="9.455cm">
          <text:p text:style-name="P1"><text:span text:style-name="T1">UAR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15" draw:layer="layout" svg:width="2.54cm" svg:height="1.27cm" svg:x="11.302cm" svg:y="10.725cm">
          <text:p text:style-name="P1"><text:span text:style-name="T1">GPIO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14" draw:layer="layout" svg:width="2.54cm" svg:height="1.27cm" svg:x="11.302cm" svg:y="11.995cm">
          <text:p text:style-name="P1"><text:span text:style-name="T1">LCD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13" draw:layer="layout" svg:width="2.54cm" svg:height="1.27cm" svg:x="11.302cm" svg:y="13.265cm">
          <text:p text:style-name="P1"><text:span text:style-name="T1">PLL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12" draw:layer="layout" svg:width="2.54cm" svg:height="1.27cm" svg:x="11.302cm" svg:y="14.535cm">
          <text:p text:style-name="P1"><text:span text:style-name="T1">TIMER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id="id18" draw:layer="layout" svg:width="2.54cm" svg:height="1.27cm" svg:x="19.395cm" svg:y="12.678cm">
          <text:p text:style-name="P1"><text:span text:style-name="T1">FLASH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id="id11" draw:layer="layout" svg:width="2.54cm" svg:height="1.27cm" svg:x="15.184cm" svg:y="10.355cm">
          <text:p text:style-name="P1"><text:span text:style-name="T1">Control BUS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6.466cm" svg:y1="12.56cm" svg:x2="16.454cm" svg:y2="11.625cm" draw:start-shape="id10" draw:start-glue-point="0" draw:end-shape="id11" draw:end-glue-point="2" svg:d="m16466 12560v-468h-12v-467">
          <text:p/>
        </draw:connector>
        <draw:connector draw:style-name="gr8" draw:text-style-name="P1" draw:layer="layout" draw:line-skew="-0.363cm" svg:x1="15.184cm" svg:y1="10.99cm" svg:x2="13.842cm" svg:y2="15.17cm" draw:start-shape="id11" draw:start-glue-point="3" draw:end-shape="id12" draw:end-glue-point="1" svg:d="m15184 10990h-1034v4180h-308">
          <text:p/>
        </draw:connector>
        <draw:connector draw:style-name="gr8" draw:text-style-name="P1" draw:layer="layout" draw:line-skew="-0.363cm" svg:x1="15.184cm" svg:y1="10.99cm" svg:x2="13.842cm" svg:y2="13.9cm" draw:start-shape="id11" draw:start-glue-point="3" draw:end-shape="id13" draw:end-glue-point="1" svg:d="m15184 10990h-1034v2910h-308">
          <text:p/>
        </draw:connector>
        <draw:connector draw:style-name="gr8" draw:text-style-name="P1" draw:layer="layout" draw:line-skew="-0.363cm" svg:x1="15.184cm" svg:y1="10.99cm" svg:x2="13.842cm" svg:y2="12.63cm" draw:start-shape="id11" draw:start-glue-point="3" draw:end-shape="id14" draw:end-glue-point="1" svg:d="m15184 10990h-1034v1640h-308">
          <text:p/>
        </draw:connector>
        <draw:connector draw:style-name="gr8" draw:text-style-name="P1" draw:layer="layout" draw:line-skew="-0.363cm" svg:x1="15.184cm" svg:y1="10.99cm" svg:x2="13.842cm" svg:y2="11.36cm" draw:start-shape="id11" draw:start-glue-point="3" draw:end-shape="id15" draw:end-glue-point="1" svg:d="m15184 10990h-1034v370h-308">
          <text:p/>
        </draw:connector>
        <draw:connector draw:style-name="gr8" draw:text-style-name="P1" draw:layer="layout" draw:line-skew="-0.363cm" svg:x1="15.184cm" svg:y1="10.99cm" svg:x2="13.842cm" svg:y2="10.09cm" draw:start-shape="id11" draw:start-glue-point="3" draw:end-shape="id16" draw:end-glue-point="1" svg:d="m15184 10990h-1034v-900h-308">
          <text:p/>
        </draw:connector>
        <draw:custom-shape draw:style-name="gr9" draw:text-style-name="P3" draw:id="id17" draw:layer="layout" svg:width="2.54cm" svg:height="1.27cm" svg:x="19.395cm" svg:y="11.408cm">
          <text:p text:style-name="P1"><text:span text:style-name="T2">ROM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6.466cm" svg:y1="12.56cm" svg:x2="19.395cm" svg:y2="12.043cm" draw:start-shape="id10" draw:start-glue-point="0" draw:end-shape="id17" draw:end-glue-point="3" svg:d="m16466 12560v-517h2929">
          <text:p/>
        </draw:connector>
        <draw:connector draw:style-name="gr8" draw:text-style-name="P1" draw:layer="layout" draw:line-skew="0cm 0.139cm" svg:x1="16.466cm" svg:y1="12.56cm" svg:x2="19.395cm" svg:y2="13.313cm" draw:start-shape="id10" draw:start-glue-point="0" draw:end-shape="id18" draw:end-glue-point="3" svg:d="m16466 12560v-502h2556v1255h373">
          <text:p/>
        </draw:connector>
        <draw:custom-shape draw:style-name="gr9" draw:text-style-name="P2" draw:layer="layout" svg:width="2.54cm" svg:height="1.27cm" svg:x="19.395cm" svg:y="13.948cm">
          <text:p text:style-name="P1"><text:span text:style-name="T1">SRAM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" draw:text-style-name="P1" draw:layer="layout" svg:width="10.96cm" svg:height="7.045cm" svg:x="20.02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0.345cm" svg:height="7.62cm" svg:x="9.89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id="id19" draw:layer="layout" svg:width="3.81cm" svg:height="1.905cm" svg:x="13.464cm" svg:y="4.305cm">
          <text:p text:style-name="P1"><text:span text:style-name="T1">CPU</text:span></text:p>
          <text:p text:style-name="P1"><text:span text:style-name="T1">(ARM, MIPS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25" draw:layer="layout" svg:width="2.54cm" svg:height="1.27cm" svg:x="10.123cm" svg:y="1.2cm">
          <text:p text:style-name="P1"><text:span text:style-name="T1">UAR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24" draw:layer="layout" svg:width="2.54cm" svg:height="1.27cm" svg:x="10.123cm" svg:y="2.47cm">
          <text:p text:style-name="P1"><text:span text:style-name="T1">GPIO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23" draw:layer="layout" svg:width="2.54cm" svg:height="1.27cm" svg:x="10.123cm" svg:y="3.74cm">
          <text:p text:style-name="P1"><text:span text:style-name="T1">SD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22" draw:layer="layout" svg:width="2.54cm" svg:height="1.27cm" svg:x="10.123cm" svg:y="5.01cm">
          <text:p text:style-name="P1"><text:span text:style-name="T1">PLL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21" draw:layer="layout" svg:width="2.54cm" svg:height="1.27cm" svg:x="10.123cm" svg:y="6.28cm">
          <text:p text:style-name="P1"><text:span text:style-name="T1">TIME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id="id27" draw:layer="layout" svg:width="2.54cm" svg:height="1.27cm" svg:x="17.231cm" svg:y="1.804cm">
          <text:p text:style-name="P1"><text:span text:style-name="T1">EBI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905cm" svg:height="0.635cm" svg:x="13.464cm" svg:y="6.21cm">
          <text:p text:style-name="P2"><text:span text:style-name="T1">I-Cach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3.81cm" svg:height="0.635cm" svg:x="13.464cm" svg:y="6.845cm">
          <text:p text:style-name="P2"><text:span text:style-name="T1">MMU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905cm" svg:height="0.635cm" svg:x="15.365cm" svg:y="6.21cm">
          <text:p text:style-name="P2"><text:span text:style-name="T1">D-Cach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id="id20" draw:layer="layout" svg:width="2.54cm" svg:height="1.27cm" svg:x="14.087cm" svg:y="2.1cm">
          <text:p text:style-name="P1"><text:span text:style-name="T1">Control BUS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5.369cm" svg:y1="4.305cm" svg:x2="15.357cm" svg:y2="3.37cm" draw:start-shape="id19" draw:start-glue-point="0" draw:end-shape="id20" draw:end-glue-point="2" svg:d="m15369 4305v-468h-12v-467">
          <text:p/>
        </draw:connector>
        <draw:connector draw:style-name="gr8" draw:text-style-name="P1" draw:layer="layout" draw:line-skew="-0.272cm" svg:x1="14.087cm" svg:y1="2.735cm" svg:x2="12.663cm" svg:y2="6.915cm" draw:start-shape="id20" draw:start-glue-point="3" draw:end-shape="id21" draw:end-glue-point="1" svg:d="m14087 2735h-984v4180h-440">
          <text:p/>
        </draw:connector>
        <draw:connector draw:style-name="gr8" draw:text-style-name="P1" draw:layer="layout" draw:line-skew="-0.272cm" svg:x1="14.087cm" svg:y1="2.735cm" svg:x2="12.663cm" svg:y2="5.645cm" draw:start-shape="id20" draw:start-glue-point="3" draw:end-shape="id22" draw:end-glue-point="1" svg:d="m14087 2735h-984v2910h-440">
          <text:p/>
        </draw:connector>
        <draw:connector draw:style-name="gr8" draw:text-style-name="P1" draw:layer="layout" draw:line-skew="-0.272cm" svg:x1="14.087cm" svg:y1="2.735cm" svg:x2="12.663cm" svg:y2="4.375cm" draw:start-shape="id20" draw:start-glue-point="3" draw:end-shape="id23" draw:end-glue-point="1" svg:d="m14087 2735h-984v1640h-440">
          <text:p/>
        </draw:connector>
        <draw:connector draw:style-name="gr8" draw:text-style-name="P1" draw:layer="layout" draw:line-skew="-0.272cm" svg:x1="14.087cm" svg:y1="2.735cm" svg:x2="12.663cm" svg:y2="3.105cm" draw:start-shape="id20" draw:start-glue-point="3" draw:end-shape="id24" draw:end-glue-point="1" svg:d="m14087 2735h-984v370h-440">
          <text:p/>
        </draw:connector>
        <draw:connector draw:style-name="gr8" draw:text-style-name="P1" draw:layer="layout" draw:line-skew="-0.284cm" svg:x1="14.087cm" svg:y1="2.735cm" svg:x2="12.663cm" svg:y2="1.835cm" draw:start-shape="id20" draw:start-glue-point="3" draw:end-shape="id25" draw:end-glue-point="1" svg:d="m14087 2735h-996v-900h-428">
          <text:p/>
        </draw:connector>
        <draw:custom-shape draw:style-name="gr9" draw:text-style-name="P3" draw:id="id26" draw:layer="layout" svg:width="2.005cm" svg:height="0.71cm" svg:x="17.51cm" svg:y="5.405cm">
          <text:p text:style-name="P1"><text:span text:style-name="T2">ROM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5.369cm" svg:y1="4.305cm" svg:x2="18.512cm" svg:y2="5.405cm" draw:start-shape="id19" draw:start-glue-point="0" draw:end-shape="id26" draw:end-glue-point="0" svg:d="m15369 4305v-502h3143v1602">
          <text:p/>
        </draw:connector>
        <draw:connector draw:style-name="gr8" draw:text-style-name="P1" draw:layer="layout" draw:line-skew="0.103cm" svg:x1="15.369cm" svg:y1="4.305cm" svg:x2="18.501cm" svg:y2="3.074cm" draw:start-shape="id19" draw:start-glue-point="0" draw:end-shape="id27" draw:end-glue-point="2" svg:d="m15369 4305v-513h3132v-718">
          <text:p/>
        </draw:connector>
        <draw:custom-shape draw:style-name="gr1" draw:text-style-name="P1" draw:layer="layout" svg:width="10.96cm" svg:height="7.62cm" svg:x="5.442cm" svg:y="12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id="id28" draw:layer="layout" svg:width="3.81cm" svg:height="1.905cm" svg:x="8.843cm" svg:y="15.735cm">
          <text:p text:style-name="P1"><text:span text:style-name="T1">CPU</text:span></text:p>
          <text:p text:style-name="P1"><text:span text:style-name="T1">(ARM, MIPS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34" draw:layer="layout" svg:width="2.54cm" svg:height="1.27cm" svg:x="5.584cm" svg:y="12.63cm">
          <text:p text:style-name="P1"><text:span text:style-name="T1">UAR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33" draw:layer="layout" svg:width="2.54cm" svg:height="1.27cm" svg:x="5.584cm" svg:y="13.9cm">
          <text:p text:style-name="P1"><text:span text:style-name="T1">GPIO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32" draw:layer="layout" svg:width="2.54cm" svg:height="1.27cm" svg:x="5.584cm" svg:y="15.17cm">
          <text:p text:style-name="P1"><text:span text:style-name="T1">LCD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31" draw:layer="layout" svg:width="2.54cm" svg:height="1.27cm" svg:x="5.584cm" svg:y="16.44cm">
          <text:p text:style-name="P1"><text:span text:style-name="T1">PLL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30" draw:layer="layout" svg:width="2.54cm" svg:height="1.27cm" svg:x="5.584cm" svg:y="17.71cm">
          <text:p text:style-name="P1"><text:span text:style-name="T1">TIMER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id="id36" draw:layer="layout" svg:width="2.54cm" svg:height="1.27cm" svg:x="13.677cm" svg:y="15.853cm">
          <text:p text:style-name="P1"><text:span text:style-name="T1">FLASH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id="id29" draw:layer="layout" svg:width="2.54cm" svg:height="1.27cm" svg:x="9.466cm" svg:y="13.53cm">
          <text:p text:style-name="P1"><text:span text:style-name="T1">Control BUS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0.748cm" svg:y1="15.735cm" svg:x2="10.736cm" svg:y2="14.8cm" draw:start-shape="id28" draw:start-glue-point="0" draw:end-shape="id29" draw:end-glue-point="2" svg:d="m10748 15735v-468h-12v-467">
          <text:p/>
        </draw:connector>
        <draw:connector draw:style-name="gr8" draw:text-style-name="P1" draw:layer="layout" draw:line-skew="-0.355cm" svg:x1="9.466cm" svg:y1="14.165cm" svg:x2="8.124cm" svg:y2="18.345cm" draw:start-shape="id29" draw:start-glue-point="3" draw:end-shape="id30" draw:end-glue-point="1" svg:d="m9466 14165h-1026v4180h-316">
          <text:p/>
        </draw:connector>
        <draw:connector draw:style-name="gr8" draw:text-style-name="P1" draw:layer="layout" draw:line-skew="-0.355cm" svg:x1="9.466cm" svg:y1="14.165cm" svg:x2="8.124cm" svg:y2="17.075cm" draw:start-shape="id29" draw:start-glue-point="3" draw:end-shape="id31" draw:end-glue-point="1" svg:d="m9466 14165h-1026v2910h-316">
          <text:p/>
        </draw:connector>
        <draw:connector draw:style-name="gr8" draw:text-style-name="P1" draw:layer="layout" draw:line-skew="-0.355cm" svg:x1="9.466cm" svg:y1="14.165cm" svg:x2="8.124cm" svg:y2="15.805cm" draw:start-shape="id29" draw:start-glue-point="3" draw:end-shape="id32" draw:end-glue-point="1" svg:d="m9466 14165h-1026v1640h-316">
          <text:p/>
        </draw:connector>
        <draw:connector draw:style-name="gr8" draw:text-style-name="P1" draw:layer="layout" draw:line-skew="-0.363cm" svg:x1="9.466cm" svg:y1="14.165cm" svg:x2="8.124cm" svg:y2="14.535cm" draw:start-shape="id29" draw:start-glue-point="3" draw:end-shape="id33" draw:end-glue-point="1" svg:d="m9466 14165h-1034v370h-308">
          <text:p/>
        </draw:connector>
        <draw:connector draw:style-name="gr8" draw:text-style-name="P1" draw:layer="layout" draw:line-skew="-0.363cm" svg:x1="9.466cm" svg:y1="14.165cm" svg:x2="8.124cm" svg:y2="13.265cm" draw:start-shape="id29" draw:start-glue-point="3" draw:end-shape="id34" draw:end-glue-point="1" svg:d="m9466 14165h-1034v-900h-308">
          <text:p/>
        </draw:connector>
        <draw:custom-shape draw:style-name="gr9" draw:text-style-name="P3" draw:id="id35" draw:layer="layout" svg:width="2.54cm" svg:height="1.27cm" svg:x="13.677cm" svg:y="14.583cm">
          <text:p text:style-name="P1"><text:span text:style-name="T2">ROM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0.748cm" svg:y1="15.735cm" svg:x2="13.677cm" svg:y2="15.218cm" draw:start-shape="id28" draw:start-glue-point="0" draw:end-shape="id35" draw:end-glue-point="3" svg:d="m10748 15735v-517h2929">
          <text:p/>
        </draw:connector>
        <draw:connector draw:style-name="gr8" draw:text-style-name="P1" draw:layer="layout" svg:x1="10.748cm" svg:y1="15.735cm" svg:x2="13.677cm" svg:y2="16.488cm" draw:start-shape="id28" draw:start-glue-point="0" draw:end-shape="id36" draw:end-glue-point="3" svg:d="m10748 15735v-502h2417v1255h512">
          <text:p/>
        </draw:connector>
        <draw:custom-shape draw:style-name="gr9" draw:text-style-name="P2" draw:layer="layout" svg:width="2.54cm" svg:height="1.27cm" svg:x="13.677cm" svg:y="17.123cm">
          <text:p text:style-name="P1"><text:span text:style-name="T1">SRAM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id="id37" draw:layer="layout" svg:width="2.64cm" svg:height="1.27cm" svg:x="21.22cm" svg:y="2.27cm">
          <text:p text:style-name="P1"><text:span text:style-name="T2">NAND/NOR </text:span></text:p>
          <text:p text:style-name="P1"><text:span text:style-name="T2">Flash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id="id38" draw:layer="layout" svg:width="2.64cm" svg:height="1.27cm" svg:x="21.22cm" svg:y="3.54cm">
          <text:p text:style-name="P1"><text:span text:style-name="T2">SDRAM</text:span></text:p>
          <text:p text:style-name="P1"><text:span text:style-name="T2">DDR/DDR2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id="id39" draw:layer="layout" svg:width="2.64cm" svg:height="1.27cm" svg:x="6.615cm" svg:y="3.122cm">
          <text:p text:style-name="P1"><text:span text:style-name="T2">Secure</text:span></text:p>
          <text:p text:style-name="P1"><text:span text:style-name="T2">Digital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9.771cm" svg:y1="2.439cm" svg:x2="21.22cm" svg:y2="2.905cm" draw:start-shape="id27" draw:start-glue-point="1" draw:end-shape="id37" draw:end-glue-point="3" svg:d="m19771 2439h725v466h724">
          <text:p/>
        </draw:connector>
        <draw:connector draw:style-name="gr14" draw:text-style-name="P1" draw:layer="layout" svg:x1="19.771cm" svg:y1="2.439cm" svg:x2="21.22cm" svg:y2="4.175cm" draw:start-shape="id27" draw:start-glue-point="1" draw:end-shape="id38" svg:d="m19771 2439h725v1736h724">
          <text:p/>
        </draw:connector>
        <draw:connector draw:style-name="gr15" draw:text-style-name="P1" draw:layer="layout" svg:x1="10.123cm" svg:y1="4.375cm" svg:x2="9.255cm" svg:y2="3.757cm" draw:start-shape="id23" draw:start-glue-point="3" draw:end-shape="id39" draw:end-glue-point="1" svg:d="m10123 4375h-434v-618h-434">
          <text:p/>
        </draw:connector>
        <draw:custom-shape draw:style-name="gr16" draw:text-style-name="P3" draw:id="id40" draw:layer="layout" svg:width="2.64cm" svg:height="1.27cm" svg:x="6.615cm" svg:y="5.422cm">
          <text:p text:style-name="P1"><text:span text:style-name="T2">-||-</text:span></text:p>
          <text:p text:style-name="P1"><text:span text:style-name="T2">OSC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svg:x1="10.123cm" svg:y1="5.645cm" svg:x2="9.255cm" svg:y2="6.057cm" draw:start-shape="id22" draw:start-glue-point="3" draw:end-shape="id40" draw:end-glue-point="1" svg:d="m10123 5645h-434v412h-434">
          <text:p/>
        </draw:connector>
        <draw:custom-shape draw:style-name="gr17" draw:text-style-name="P3" draw:id="id41" draw:layer="layout" svg:width="2.54cm" svg:height="1.27cm" svg:x="13.677cm" svg:y="18.542cm">
          <text:p text:style-name="P1"><text:span text:style-name="T2">JTAG</text:span></text:p>
          <text:p text:style-name="P1"><text:span text:style-name="T2">Boundary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id="id42" draw:layer="layout" svg:width="3.81cm" svg:height="0.509cm" svg:x="8.843cm" svg:y="17.636cm">
          <text:p text:style-name="P1"><text:span text:style-name="T1">ICE</text:span></text:p>
          <draw:enhanced-geometry svg:viewBox="0 0 21600 21600" draw:type="rectangle" draw:enhanced-path="M 0 0 L 21600 0 21600 21600 0 21600 0 0 Z N"/>
        </draw:custom-shape>
        <draw:connector draw:style-name="gr19" draw:text-style-name="P1" draw:layer="layout" svg:x1="13.677cm" svg:y1="19.177cm" svg:x2="12.653cm" svg:y2="17.89cm" draw:start-shape="id41" draw:start-glue-point="3" draw:end-shape="id42" draw:end-glue-point="1" svg:d="m13677 19177h-512v-1287h-512">
          <text:p/>
        </draw:connector>
        <draw:custom-shape draw:style-name="gr17" draw:text-style-name="P3" draw:id="id43" draw:layer="layout" svg:width="2.54cm" svg:height="1.27cm" svg:x="17.51cm" svg:y="7.106cm">
          <text:p text:style-name="P1"><text:span text:style-name="T2">JTAG</text:span></text:p>
          <text:p text:style-name="P1"><text:span text:style-name="T2">Boundary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id="id44" draw:layer="layout" svg:width="3.81cm" svg:height="0.509cm" svg:x="13.464cm" svg:y="7.48cm">
          <text:p text:style-name="P1"><text:span text:style-name="T1">ICE</text:span></text:p>
          <draw:enhanced-geometry svg:viewBox="0 0 21600 21600" draw:type="rectangle" draw:enhanced-path="M 0 0 L 21600 0 21600 21600 0 21600 0 0 Z N"/>
        </draw:custom-shape>
        <draw:connector draw:style-name="gr19" draw:text-style-name="P1" draw:layer="layout" svg:x1="17.51cm" svg:y1="7.741cm" svg:x2="17.274cm" svg:y2="7.734cm" draw:start-shape="id43" draw:start-glue-point="3" draw:end-shape="id44" draw:end-glue-point="1" svg:d="m17510 7741h-118v-7h-118">
          <text:p/>
        </draw:connector>
        <draw:custom-shape draw:style-name="gr16" draw:text-style-name="P3" draw:id="id45" draw:layer="layout" svg:width="2.64cm" svg:height="1.27cm" svg:x="2.27cm" svg:y="16.427cm">
          <text:p text:style-name="P1"><text:span text:style-name="T2">-||-</text:span></text:p>
          <text:p text:style-name="P1"><text:span text:style-name="T2">OSC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svg:x1="5.584cm" svg:y1="17.075cm" svg:x2="4.91cm" svg:y2="17.062cm" draw:start-shape="id31" draw:start-glue-point="3" draw:end-shape="id45" draw:end-glue-point="1" svg:d="m5584 17075h-337v-13h-337">
          <text:p/>
        </draw:connector>
        <draw:custom-shape draw:style-name="gr2" draw:text-style-name="P2" draw:id="id52" draw:layer="layout" svg:width="3.81cm" svg:height="1.905cm" svg:x="23.448cm" svg:y="14.465cm">
          <text:p text:style-name="P1"><text:span text:style-name="T1">CPU</text:span></text:p>
          <text:p text:style-name="P1"><text:span text:style-name="T1">(ARM, MIPS, BFIN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51" draw:layer="layout" svg:width="2.54cm" svg:height="1.27cm" svg:x="20.189cm" svg:y="11.36cm">
          <text:p text:style-name="P1"><text:span text:style-name="T1">UAR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50" draw:layer="layout" svg:width="2.54cm" svg:height="1.27cm" svg:x="20.189cm" svg:y="12.63cm">
          <text:p text:style-name="P1"><text:span text:style-name="T1">GPIO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49" draw:layer="layout" svg:width="2.54cm" svg:height="1.27cm" svg:x="20.189cm" svg:y="13.9cm">
          <text:p text:style-name="P1"><text:span text:style-name="T1">LCD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48" draw:layer="layout" svg:width="2.54cm" svg:height="1.27cm" svg:x="20.189cm" svg:y="15.17cm">
          <text:p text:style-name="P1"><text:span text:style-name="T1">PLL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47" draw:layer="layout" svg:width="2.54cm" svg:height="1.27cm" svg:x="20.189cm" svg:y="16.44cm">
          <text:p text:style-name="P1"><text:span text:style-name="T1">TIMER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id="id46" draw:layer="layout" svg:width="2.54cm" svg:height="1.27cm" svg:x="24.071cm" svg:y="11.96cm">
          <text:p text:style-name="P1"><text:span text:style-name="T1">Control BUS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line-skew="-0.354cm" svg:x1="24.071cm" svg:y1="12.595cm" svg:x2="22.729cm" svg:y2="17.075cm" draw:start-shape="id46" draw:start-glue-point="3" draw:end-shape="id47" draw:end-glue-point="1" svg:d="m24071 12595h-1025v4480h-317">
          <text:p/>
        </draw:connector>
        <draw:connector draw:style-name="gr8" draw:text-style-name="P1" draw:layer="layout" draw:line-skew="-0.354cm" svg:x1="24.071cm" svg:y1="12.595cm" svg:x2="22.729cm" svg:y2="15.805cm" draw:start-shape="id46" draw:start-glue-point="3" draw:end-shape="id48" draw:end-glue-point="1" svg:d="m24071 12595h-1025v3210h-317">
          <text:p/>
        </draw:connector>
        <draw:connector draw:style-name="gr8" draw:text-style-name="P1" draw:layer="layout" draw:line-skew="-0.354cm" svg:x1="24.071cm" svg:y1="12.595cm" svg:x2="22.729cm" svg:y2="14.535cm" draw:start-shape="id46" draw:start-glue-point="3" draw:end-shape="id49" draw:end-glue-point="1" svg:d="m24071 12595h-1025v1940h-317">
          <text:p/>
        </draw:connector>
        <draw:connector draw:style-name="gr8" draw:text-style-name="P1" draw:layer="layout" draw:line-skew="-0.363cm" svg:x1="24.071cm" svg:y1="12.595cm" svg:x2="22.729cm" svg:y2="13.265cm" draw:start-shape="id46" draw:start-glue-point="3" draw:end-shape="id50" draw:end-glue-point="1" svg:d="m24071 12595h-1034v670h-308">
          <text:p/>
        </draw:connector>
        <draw:connector draw:style-name="gr8" draw:text-style-name="P1" draw:layer="layout" draw:line-skew="-0.363cm" svg:x1="24.071cm" svg:y1="12.595cm" svg:x2="22.729cm" svg:y2="11.995cm" draw:start-shape="id46" draw:start-glue-point="3" draw:end-shape="id51" draw:end-glue-point="1" svg:d="m24071 12595h-1034v-600h-308">
          <text:p/>
        </draw:connector>
        <draw:connector draw:style-name="gr8" draw:text-style-name="P1" draw:layer="layout" draw:line-skew="-0.263cm" svg:x1="25.353cm" svg:y1="14.465cm" svg:x2="29.586cm" svg:y2="14.531cm" draw:start-shape="id52" draw:start-glue-point="0" draw:end-shape="id53" draw:end-glue-point="0" svg:d="m25353 14465v-765h4233v831">
          <text:p/>
        </draw:connector>
        <draw:connector draw:style-name="gr8" draw:text-style-name="P1" draw:layer="layout" draw:line-skew="-0.065cm" svg:x1="25.353cm" svg:y1="14.465cm" svg:x2="29.575cm" svg:y2="13.065cm" draw:start-shape="id52" draw:start-glue-point="0" draw:end-shape="id54" svg:d="m25353 14465v-765h4222v-635">
          <text:p/>
        </draw:connector>
        <draw:custom-shape draw:style-name="gr17" draw:text-style-name="P3" draw:id="id55" draw:layer="layout" svg:width="2.54cm" svg:height="1.27cm" svg:x="28.282cm" svg:y="15.972cm">
          <text:p text:style-name="P1"><text:span text:style-name="T2">JTAG</text:span></text:p>
          <text:p text:style-name="P1"><text:span text:style-name="T2">Boundary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id="id56" draw:layer="layout" svg:width="3.81cm" svg:height="0.509cm" svg:x="23.448cm" svg:y="16.366cm">
          <text:p text:style-name="P1"><text:span text:style-name="T1">ICE</text:span></text:p>
          <draw:enhanced-geometry svg:viewBox="0 0 21600 21600" draw:type="rectangle" draw:enhanced-path="M 0 0 L 21600 0 21600 21600 0 21600 0 0 Z N"/>
        </draw:custom-shape>
        <draw:connector draw:style-name="gr19" draw:text-style-name="P1" draw:layer="layout" svg:x1="28.282cm" svg:y1="16.607cm" svg:x2="27.258cm" svg:y2="16.62cm" draw:start-shape="id55" draw:start-glue-point="3" draw:end-shape="id56" draw:end-glue-point="1" svg:d="m28282 16607h-512v13h-512">
          <text:p/>
        </draw:connector>
        <draw:custom-shape draw:style-name="gr16" draw:text-style-name="P3" draw:id="id57" draw:layer="layout" svg:width="2.64cm" svg:height="1.27cm" svg:x="16.875cm" svg:y="15.157cm">
          <text:p text:style-name="P1"><text:span text:style-name="T2">-||-</text:span></text:p>
          <text:p text:style-name="P1"><text:span text:style-name="T2">OSC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svg:x1="20.189cm" svg:y1="15.805cm" svg:x2="19.515cm" svg:y2="15.792cm" draw:start-shape="id48" draw:start-glue-point="3" draw:end-shape="id57" draw:end-glue-point="1" svg:d="m20189 15805h-337v-13h-337">
          <text:p/>
        </draw:connector>
        <draw:custom-shape draw:style-name="gr4" draw:text-style-name="P2" draw:id="id54" draw:layer="layout" svg:width="2.54cm" svg:height="1.27cm" svg:x="28.305cm" svg:y="11.795cm">
          <text:p text:style-name="P1"><text:span text:style-name="T1">EBI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id="id53" draw:layer="layout" svg:width="2.005cm" svg:height="0.71cm" svg:x="28.584cm" svg:y="14.531cm">
          <text:p text:style-name="P1"><text:span text:style-name="T2">ROM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id="id58" draw:layer="layout" svg:width="2.64cm" svg:height="1.27cm" svg:x="32.294cm" svg:y="11.096cm">
          <text:p text:style-name="P1"><text:span text:style-name="T2">NAND/NOR </text:span></text:p>
          <text:p text:style-name="P1"><text:span text:style-name="T2">Flash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id="id59" draw:layer="layout" svg:width="2.64cm" svg:height="1.27cm" svg:x="32.294cm" svg:y="12.366cm">
          <text:p text:style-name="P1"><text:span text:style-name="T2">SDRAM</text:span></text:p>
          <text:p text:style-name="P1"><text:span text:style-name="T2">DDR/DDR2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30.845cm" svg:y1="12.43cm" svg:x2="32.294cm" svg:y2="11.731cm" draw:start-shape="id54" draw:start-glue-point="1" draw:end-shape="id58" draw:end-glue-point="3" svg:d="m30845 12430h725v-699h724">
          <text:p/>
        </draw:connector>
        <draw:connector draw:style-name="gr14" draw:text-style-name="P1" draw:layer="layout" svg:x1="30.845cm" svg:y1="12.43cm" svg:x2="32.294cm" svg:y2="13.001cm" draw:start-shape="id54" draw:start-glue-point="1" draw:end-shape="id59" svg:d="m30845 12430h725v571h724">
          <text:p/>
        </draw:connector>
        <draw:connector draw:style-name="gr8" draw:text-style-name="P1" draw:layer="layout" svg:x1="25.353cm" svg:y1="14.465cm" svg:x2="25.341cm" svg:y2="13.23cm" draw:start-shape="id52" draw:start-glue-point="0" draw:end-shape="id46" draw:end-glue-point="2" svg:d="m25353 14465v-618h-12v-61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arlos Camargo</meta:initial-creator>
    <meta:creation-date>2011-03-03T16:02:46</meta:creation-date>
    <meta:generator>OpenOffice.org/3.2$Linux OpenOffice.org_project/320m12$Build-9483</meta:generator>
    <dc:date>2011-03-07T09:37:38</dc:date>
    <dc:creator>Carlos Camargo</dc:creator>
    <meta:editing-duration>PT23H10M29S</meta:editing-duration>
    <meta:editing-cycles>58</meta:editing-cycles>
    <meta:document-statistic meta:object-count="123"/>
  </office:meta>
</office:document-meta>
</file>